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13ee2"/>
    </style:style>
    <style:style style:name="P2" style:family="paragraph" style:parent-style-name="Heading_20_1">
      <style:paragraph-properties fo:text-align="start" style:justify-single-word="false"/>
      <style:text-properties officeooo:rsid="00213ee2" officeooo:paragraph-rsid="00213ee2"/>
    </style:style>
    <style:style style:name="P3" style:family="paragraph" style:parent-style-name="Heading_20_2">
      <style:text-properties officeooo:rsid="00213ee2" officeooo:paragraph-rsid="00213ee2"/>
    </style:style>
    <style:style style:name="T1" style:family="text">
      <style:text-properties officeooo:rsid="00213ee2"/>
    </style:style>
    <style:style style:name="T2" style:family="text">
      <style:text-properties officeooo:rsid="00227e45"/>
    </style:style>
    <style:style style:name="T3" style:family="text">
      <style:text-properties officeooo:rsid="002298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omeo And Juliet</text:h>
      <text:h text:style-name="P3" text:outline-level="2">Em <text:span text:style-name="T2">A</text:span>, Em <text:s/>B <text:s/>C#m, <text:s/>A <text:s/>B <text:s/>A <text:s/>B <text:s/>Em, <text:s/>A <text:s/>B</text:h>
      <text:h text:style-name="Heading_20_3" text:outline-level="3">A lovestruck Romeo sings the streets a serenad<text:span text:style-name="T1">e</text:span></text:h>
      <text:p text:style-name="P1">Laying everybody low with a love song that he made</text:p>
      <text:p text:style-name="P1"><text:span text:style-name="T1">Underneath</text:span> a streetlight, steps out of the shade</text:p>
      <text:p text:style-name="P1">Says something like "You and me babe: how 'bout it?"</text:p>
      <text:p text:style-name="P1">Juliet says, "Hey, it's Romeo. You nearly give me a heart attack."</text:p>
      <text:p text:style-name="P1">He's underneath the window; she's singing, "Hey, la, my boyfriend's back.</text:p>
      <text:p text:style-name="P1">You shouldn't come around here singing up at people like that.</text:p>
      <text:p text:style-name="P1">Anyway what you gonna do about it?"</text:p>
      <text:h text:style-name="P3" text:outline-level="2">E <text:s/>C#m <text:s/>B <text:s/>C#m <text:s/>A, <text:s/>E <text:s/>A <text:s/><text:span text:style-name="T2">C#m A</text:span>, <text:s/>F#m <text:s/>A <text:s/>C#m <text:s/>B <text:s/>E</text:h>
      <text:p text:style-name="P1">Juliet, the dice w<text:span text:style-name="T3">ere</text:span> loaded from the start</text:p>
      <text:p text:style-name="P1">And I bet, then you exploded in my heart</text:p>
      <text:p text:style-name="P1">And I forget, I forget the movie song</text:p>
      <text:p text:style-name="P1">When you gonna realize it was just that the time was wrong, Juliet?</text:p>
      <text:p text:style-name="P1"/>
      <text:h text:style-name="Heading_20_3" text:outline-level="3">Come up on different streets, both were streets of shame</text:h>
      <text:p text:style-name="P1">Both dirty, both mean, yes, and the dream was just the same</text:p>
      <text:p text:style-name="P1">And I dreamed your dream for you and now your dream is real</text:p>
      <text:p text:style-name="P1">How can you look at me as if I was just another one of your deals?</text:p>
      <text:p text:style-name="P1">When you can fall for chains of silver you can fall for chains of gold</text:p>
      <text:p text:style-name="P1">You can fall for pretty strangers and the promises they hold</text:p>
      <text:p text:style-name="P1">You promised me everything, you promised me thick and thin, yeah.</text:p>
      <text:p text:style-name="P1">Now you just say, "Oh, Romeo, yeah. You know, I used to have a scene with him."</text:p>
      <text:p text:style-name="P1"/>
      <text:p text:style-name="P1">Juliet, when we made love you used to cry</text:p>
      <text:p text:style-name="P1">You said, "I love you like the stars above, I'll love you 'til I die."</text:p>
      <text:p text:style-name="P1">There's a place for us, you know the movie song</text:p>
      <text:p text:style-name="P1">When you gonna realize it was just that the time was wrong, Juliet?</text:p>
      <text:p text:style-name="P1"/>
      <text:h text:style-name="Heading_20_3" text:outline-level="3">I can't do the talks like they talk on the TV</text:h>
      <text:p text:style-name="P1">And I can't do a love song like the way it's meant to be</text:p>
      <text:p text:style-name="P1">I can't do everything but I'll do anything for you</text:p>
      <text:p text:style-name="P1">I can't do anything except be in love with you</text:p>
      <text:p text:style-name="P1">And all I do is miss you and the way we used to be</text:p>
      <text:p text:style-name="P1">All I do is keep the beat, the bad company</text:p>
      <text:p text:style-name="P1">All I do is kiss you through the bars of a rhyme</text:p>
      <text:p text:style-name="P1">Juliet, I'd do the stars with you any time</text:p>
      <text:p text:style-name="P1"/>
      <text:p text:style-name="P1">Juliet, when we made love you used to cry ...</text:p>
      <text:p text:style-name="P1">And a lovestruck Romeo sings the streets a serenade 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5cm" style:contextual-spacing="false" fo:line-height="75%" style:page-number="auto"/>
      <style:text-properties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20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3:14:53.942216632</meta:creation-date>
    <dc:title>SongSheet</dc:title>
    <meta:editing-cycles>4</meta:editing-cycles>
    <meta:generator>LibreOffice/7.6.4.1$MacOSX_AARCH64 LibreOffice_project/e19e193f88cd6c0525a17fb7a176ed8e6a3e2aa1</meta:generator>
    <meta:editing-duration>PT20M35S</meta:editing-duration>
    <dc:date>2025-04-23T10:39:10.225645759</dc:date>
    <meta:document-statistic meta:table-count="0" meta:image-count="0" meta:object-count="0" meta:page-count="1" meta:paragraph-count="37" meta:word-count="406" meta:character-count="1945" meta:non-whitespace-character-count="1555"/>
    <meta:template xlink:type="simple" xlink:actuate="onRequest" xlink:title="SongSheet" xlink:href="../../../../Library/Application%20Support/LibreOffice/4/user/template/SongSheet.ott" meta:date="2025-04-14T23:14:53.859853131"/>
  </office:meta>
</office:document-meta>
</file>